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611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4.4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4" style:family="table-cell" style:parent-style-name="Default"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7"/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Caractéristique </text:p>
          </table:table-cell>
          <table:table-cell office:value-type="string">
            <text:p>développeur junior en France</text:p>
          </table:table-cell>
          <table:table-cell/>
          <table:table-cell office:value-type="string">
            <text:p>Source : </text:p>
          </table:table-cell>
          <table:table-cell/>
          <table:table-cell office:value-type="string">
            <text:p>Caractéristique </text:p>
          </table:table-cell>
          <table:table-cell office:value-type="string">
            <text:p><text:s/>Chef de informatique projet en France</text:p>
          </table:table-cell>
          <table:table-cell/>
          <table:table-cell office:value-type="string">
            <text:p>Source : </text:p>
          </table:table-cell>
        </table:table-row>
        <table:table-row table:style-name="ro1">
          <table:table-cell office:value-type="string">
            <text:p>Salaire en Brut</text:p>
          </table:table-cell>
          <table:table-cell table:style-name="ce1" office:value-type="string">
            <text:p>mois </text:p>
          </table:table-cell>
          <table:table-cell table:style-name="ce1" office:value-type="string">
            <text:p>Heure</text:p>
          </table:table-cell>
          <table:table-cell table:style-name="ce1" office:value-type="string">
            <text:p><text:a xlink:href="https://fr.talent.com/salary?job=developpeur+java+junior">Salaire developpeur java</text:a></text:p>
          </table:table-cell>
          <table:table-cell/>
          <table:table-cell table:style-name="ce1" office:value-type="string">
            <text:p>Salaire en brut</text:p>
          </table:table-cell>
          <table:table-cell table:style-name="ce1" office:value-type="string">
            <text:p>mois</text:p>
          </table:table-cell>
          <table:table-cell office:value-type="string">
            <text:p>heure</text:p>
          </table:table-cell>
          <table:table-cell table:style-name="ce1" office:value-type="string">
            <text:p><text:a xlink:href="https://www.hellowork.com/fr-fr/metiers/chef-de-projet.html">Chef de projet informatique</text:a></text:p>
          </table:table-cell>
        </table:table-row>
        <table:table-row table:style-name="ro1">
          <table:table-cell/>
          <table:table-cell table:style-name="ce2" office:value-type="currency" office:currency="EUR" office:value="3000">
            <text:p>3 000,00 €</text:p>
          </table:table-cell>
          <table:table-cell table:style-name="ce2" office:value-type="currency" office:currency="EUR" office:value="19.78">
            <text:p>19,78 €</text:p>
          </table:table-cell>
          <table:table-cell table:style-name="ce1"/>
          <table:table-cell/>
          <table:table-cell table:style-name="ce1"/>
          <table:table-cell table:style-name="ce2" office:value-type="currency" office:currency="EUR" office:value="3500">
            <text:p>3 500,00 €</text:p>
          </table:table-cell>
          <table:table-cell table:style-name="ce2" office:value-type="currency" office:currency="EUR" office:value="23.04">
            <text:p>23,04 €</text:p>
          </table:table-cell>
          <table:table-cell/>
        </table:table-row>
        <table:table-row table:style-name="ro1">
          <table:table-cell office:value-type="string">
            <text:p>Brut Patronal</text:p>
          </table:table-cell>
          <table:table-cell table:style-name="ce2" table:formula="of:=[.B3]*1.45" office:value-type="currency" office:currency="EUR" office:value="4350">
            <text:p>4 350,00 €</text:p>
          </table:table-cell>
          <table:table-cell table:style-name="ce2" table:formula="of:=[.C3]*1.45" office:value-type="currency" office:currency="EUR" office:value="28.681">
            <text:p>28,68 €</text:p>
          </table:table-cell>
          <table:table-cell table:style-name="ce1"/>
          <table:table-cell/>
          <table:table-cell table:style-name="ce1" office:value-type="string">
            <text:p>Brut Patronal</text:p>
          </table:table-cell>
          <table:table-cell table:style-name="ce2" table:formula="of:=[.G3]*1.45" office:value-type="currency" office:currency="EUR" office:value="5075">
            <text:p>5 075,00 €</text:p>
          </table:table-cell>
          <table:table-cell table:style-name="ce2" table:formula="of:=[.H3]*1.45" office:value-type="currency" office:currency="EUR" office:value="33.408">
            <text:p>33,41 €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style-name="ce1" table:number-columns-repeated="2"/>
          <table:table-cell table:style-name="ce2"/>
          <table:table-cell table:style-name="ce7"/>
          <table:table-cell table:number-columns-repeated="2"/>
        </table:table-row>
        <table:table-row table:style-name="ro1">
          <table:table-cell/>
          <table:table-cell table:style-name="ce1" table:number-columns-repeated="5"/>
          <table:table-cell table:number-columns-repeated="3"/>
        </table:table-row>
        <table:table-row table:style-name="ro1">
          <table:table-cell office:value-type="string">
            <text:p>ID de la tache</text:p>
          </table:table-cell>
          <table:table-cell table:style-name="ce1" office:value-type="string">
            <text:p>Temps Jour</text:p>
          </table:table-cell>
          <table:table-cell table:style-name="ce1" office:value-type="string">
            <text:p>Temps en Heure</text:p>
          </table:table-cell>
          <table:table-cell table:style-name="ce1" office:value-type="string">
            <text:p>Nb développeur</text:p>
          </table:table-cell>
          <table:table-cell table:style-name="ce1" office:value-type="string">
            <text:p>Chef de Projet </text:p>
          </table:table-cell>
          <table:table-cell table:style-name="ce1" office:value-type="string">
            <text:p>prix de la tache en €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08">
            <text:p>0,008</text:p>
          </table:table-cell>
          <table:table-cell table:style-name="ce1" table:formula="of:=[.B8]*24" office:value-type="float" office:value="0.192">
            <text:p>0,19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x</text:p>
          </table:table-cell>
          <table:table-cell table:style-name="ce5" table:formula="of:=[.C8]*[.D8]*[.C4]+ IF([.E8]=&quot;x&quot;; [.H4] ; 0)*[.C8]" office:value-type="float" office:value="17.42784">
            <text:p>17,4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071">
            <text:p>0,071</text:p>
          </table:table-cell>
          <table:table-cell table:style-name="ce1" table:formula="of:=[.B9]*24" office:value-type="float" office:value="1.704">
            <text:p>1,70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9]*[.D9]*[.C4] + IF([.E9]=&quot;x&quot;; [.H4] ; 0)*[.C9]" office:value-type="float" office:value="48.872424">
            <text:p>48,8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035">
            <text:p>0,035</text:p>
          </table:table-cell>
          <table:table-cell table:style-name="ce1" table:formula="of:=[.B10]*24" office:value-type="float" office:value="0.84">
            <text:p>0,8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5" table:formula="of:=[.C10]*[.D10]*[.C4] + IF([.E10]=&quot;x&quot;; [.H4] ; 0)*[.C10]" office:value-type="float" office:value="52.15476">
            <text:p>52,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214">
            <text:p>0,214</text:p>
          </table:table-cell>
          <table:table-cell table:style-name="ce1" table:formula="of:=[.B11]*24" office:value-type="float" office:value="5.136">
            <text:p>5,13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11]*[.D11]*[.C4] + IF([.E11]=&quot;x&quot;; [.H4] ; 0)*[.C11]" office:value-type="float" office:value="147.305616">
            <text:p>147,3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0.214">
            <text:p>0,214</text:p>
          </table:table-cell>
          <table:table-cell table:style-name="ce1" table:formula="of:=[.B12]*24" office:value-type="float" office:value="5.136">
            <text:p>5,13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5" table:formula="of:=[.C12]*[.D12]*[.C4] + IF([.E12]=&quot;x&quot;; [.H4] ; 0)*[.C12]" office:value-type="float" office:value="171.583488">
            <text:p>171,5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0.071">
            <text:p>0,071</text:p>
          </table:table-cell>
          <table:table-cell table:style-name="ce1" table:formula="of:=[.B13]*24" office:value-type="float" office:value="1.704">
            <text:p>1,70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13]*[.D13]*[.C4] + IF([.E13]=&quot;x&quot;; [.H4] ; 0)*[.C13]" office:value-type="float" office:value="48.872424">
            <text:p>48,8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238">
            <text:p>0,238</text:p>
          </table:table-cell>
          <table:table-cell table:style-name="ce1" table:formula="of:=[.B14]*24" office:value-type="float" office:value="5.712">
            <text:p>5,71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x</text:p>
          </table:table-cell>
          <table:table-cell table:style-name="ce5" table:formula="of:=[.C14]*[.D14]*[.C4] + IF([.E14]=&quot;x&quot;; [.H4] ; 0)*[.C14]" office:value-type="float" office:value="518.47824">
            <text:p>518,48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429">
            <text:p>0,429</text:p>
          </table:table-cell>
          <table:table-cell table:style-name="ce1" table:formula="of:=[.B15]*24" office:value-type="float" office:value="10.296">
            <text:p>10,29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15]*[.D15]*[.C4] + IF([.E15]=&quot;x&quot;; [.H4] ; 0)*[.C15]" office:value-type="float" office:value="295.299576">
            <text:p>295,3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571">
            <text:p>0,571</text:p>
          </table:table-cell>
          <table:table-cell table:style-name="ce1" table:formula="of:=[.B16]*24" office:value-type="float" office:value="13.704">
            <text:p>13,70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16]*[.D16]*[.C4] + IF([.E16]=&quot;x&quot;; [.H4] ; 0)*[.C16]" office:value-type="float" office:value="393.044424">
            <text:p>393,0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0.571">
            <text:p>0,571</text:p>
          </table:table-cell>
          <table:table-cell table:style-name="ce1" table:formula="of:=[.B17]*24" office:value-type="float" office:value="13.704">
            <text:p>13,70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17]*[.D17]*[.C4] + IF([.E17]=&quot;x&quot;; [.H4] ; 0)*[.C17]" office:value-type="float" office:value="393.044424">
            <text:p>393,0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0.286">
            <text:p>0,286</text:p>
          </table:table-cell>
          <table:table-cell table:style-name="ce1" table:formula="of:=[.B18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18]*[.D18]*[.C4] + IF([.E18]=&quot;x&quot;; [.H4] ; 0)*[.C18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0.143">
            <text:p>0,143</text:p>
          </table:table-cell>
          <table:table-cell table:style-name="ce1" table:formula="of:=[.B19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19]*[.D19]*[.C4] + IF([.E19]=&quot;x&quot;; [.H4] ; 0)*[.C19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0.143">
            <text:p>0,143</text:p>
          </table:table-cell>
          <table:table-cell table:style-name="ce1" table:formula="of:=[.B20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0]*[.D20]*[.C4] + IF([.E20]=&quot;x&quot;; [.H4] ; 0)*[.C20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0.286">
            <text:p>0,286</text:p>
          </table:table-cell>
          <table:table-cell table:style-name="ce1" table:formula="of:=[.B21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1]*[.D21]*[.C4] + IF([.E21]=&quot;x&quot;; [.H4] ; 0)*[.C21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0.143">
            <text:p>0,143</text:p>
          </table:table-cell>
          <table:table-cell table:style-name="ce1" table:formula="of:=[.B22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2]*[.D22]*[.C4] + IF([.E22]=&quot;x&quot;; [.H4] ; 0)*[.C22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0.143">
            <text:p>0,143</text:p>
          </table:table-cell>
          <table:table-cell table:style-name="ce1" table:formula="of:=[.B23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3]*[.D23]*[.C4] + IF([.E23]=&quot;x&quot;; [.H4] ; 0)*[.C23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0.5">
            <text:p>0,5</text:p>
          </table:table-cell>
          <table:table-cell table:style-name="ce1" table:formula="of:=[.B24]*24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4]*[.D24]*[.C4] + IF([.E24]=&quot;x&quot;; [.H4] ; 0)*[.C24]" office:value-type="float" office:value="344.172">
            <text:p>344,1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0.286">
            <text:p>0,286</text:p>
          </table:table-cell>
          <table:table-cell table:style-name="ce1" table:formula="of:=[.B25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5]*[.D25]*[.C4] + IF([.E25]=&quot;x&quot;; [.H4] ; 0)*[.C25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0.286">
            <text:p>0,286</text:p>
          </table:table-cell>
          <table:table-cell table:style-name="ce1" table:formula="of:=[.B26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6]*[.D26]*[.C4] + IF([.E26]=&quot;x&quot;; [.H4] ; 0)*[.C26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0.143">
            <text:p>0,143</text:p>
          </table:table-cell>
          <table:table-cell table:style-name="ce1" table:formula="of:=[.B27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7]*[.D27]*[.C4] + IF([.E27]=&quot;x&quot;; [.H4] ; 0)*[.C27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0.143">
            <text:p>0,143</text:p>
          </table:table-cell>
          <table:table-cell table:style-name="ce1" table:formula="of:=[.B28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8]*[.D28]*[.C4] + IF([.E28]=&quot;x&quot;; [.H4] ; 0)*[.C28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0.286">
            <text:p>0,286</text:p>
          </table:table-cell>
          <table:table-cell table:style-name="ce1" table:formula="of:=[.B29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9]*[.D29]*[.C4] + IF([.E29]=&quot;x&quot;; [.H4] ; 0)*[.C29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0.286">
            <text:p>0,286</text:p>
          </table:table-cell>
          <table:table-cell table:style-name="ce1" table:formula="of:=[.B30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30]*[.D30]*[.C4] + IF([.E30]=&quot;x&quot;; [.H4] ; 0)*[.C30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0.143">
            <text:p>0,143</text:p>
          </table:table-cell>
          <table:table-cell table:style-name="ce1" table:formula="of:=[.B31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31]*[.D31]*[.C4] + IF([.E31]=&quot;x&quot;; [.H4] ; 0)*[.C31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0.429">
            <text:p>0,429</text:p>
          </table:table-cell>
          <table:table-cell table:style-name="ce1" table:formula="of:=[.B32]*24" office:value-type="float" office:value="10.296">
            <text:p>10,29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32]*[.D32]*[.C4] + IF([.E32]=&quot;x&quot;; [.H4] ; 0)*[.C32]" office:value-type="float" office:value="295.299576">
            <text:p>295,30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style-name="ce1" office:value-type="float" office:value="0.214">
            <text:p>0,214</text:p>
          </table:table-cell>
          <table:table-cell table:style-name="ce1" table:formula="of:=[.B33]*24" office:value-type="float" office:value="5.136">
            <text:p>5,136</text:p>
          </table:table-cell>
          <table:table-cell table:style-name="ce1" office:value-type="float" office:value="1">
            <text:p>1</text:p>
          </table:table-cell>
          <table:table-cell table:style-name="ce3"/>
          <table:table-cell table:style-name="ce5" table:formula="of:=[.C33]*[.D33]*[.C4] + IF([.E33]=&quot;x&quot;; [.H4] ; 0)*[.C33]" office:value-type="float" office:value="147.305616">
            <text:p>147,31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0.214">
            <text:p>0,214</text:p>
          </table:table-cell>
          <table:table-cell table:style-name="ce1" table:formula="of:=[.B34]*24" office:value-type="float" office:value="5.136">
            <text:p>5,13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34]*[.D34]*[.C4] + IF([.E34]=&quot;x&quot;; [.H4] ; 0)*[.C34]" office:value-type="float" office:value="147.305616">
            <text:p>147,31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0.214">
            <text:p>0,214</text:p>
          </table:table-cell>
          <table:table-cell table:style-name="ce1" table:formula="of:=[.B35]*24" office:value-type="float" office:value="5.136">
            <text:p>5,13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35]*[.D35]*[.C4] + IF([.E35]=&quot;x&quot;; [.H4] ; 0)*[.C35]" office:value-type="float" office:value="147.305616">
            <text:p>147,31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0.19">
            <text:p>0,19</text:p>
          </table:table-cell>
          <table:table-cell table:style-name="ce1" table:formula="of:=[.B36]*24" office:value-type="float" office:value="4.56">
            <text:p>4,5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36]*[.D36]*[.C4] + IF([.E36]=&quot;x&quot;; [.H4] ; 0)*[.C36]" office:value-type="float" office:value="130.78536">
            <text:p>130,79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0.036">
            <text:p>0,036</text:p>
          </table:table-cell>
          <table:table-cell table:style-name="ce1" table:formula="of:=[.B37]*24" office:value-type="float" office:value="0.864">
            <text:p>0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37]*[.D37]*[.C4] + IF([.E37]=&quot;x&quot;; [.H4] ; 0)*[.C37]" office:value-type="float" office:value="24.780384">
            <text:p>24,78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style-name="ce1" office:value-type="float" office:value="0.071">
            <text:p>0,071</text:p>
          </table:table-cell>
          <table:table-cell table:style-name="ce1" table:formula="of:=[.B38]*24" office:value-type="float" office:value="1.704">
            <text:p>1,70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5" table:formula="of:=[.C38]*[.D38]*[.C4] + IF([.E38]=&quot;x&quot;; [.H4] ; 0)*[.C38]" office:value-type="float" office:value="56.927232">
            <text:p>56,9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float" office:value="0.429">
            <text:p>0,429</text:p>
          </table:table-cell>
          <table:table-cell table:style-name="ce1" table:formula="of:=[.B39]*24" office:value-type="float" office:value="10.296">
            <text:p>10,29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39]*[.D39]*[.C4] + IF([.E39]=&quot;x&quot;; [.H4] ; 0)*[.C39]" office:value-type="float" office:value="295.299576">
            <text:p>295,30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style-name="ce1" office:value-type="float" office:value="0.143">
            <text:p>0,143</text:p>
          </table:table-cell>
          <table:table-cell table:style-name="ce1" table:formula="of:=[.B40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40]*[.D40]*[.C4] + IF([.E40]=&quot;x&quot;; [.H4] ; 0)*[.C40]" office:value-type="float" office:value="98.433192">
            <text:p>98,4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4"/>
          <table:table-cell table:style-name="ce4" office:value-type="string">
            <text:p>prix total : </text:p>
          </table:table-cell>
          <table:table-cell table:style-name="ce6" table:formula="of:=SUM([.F8:.F40])" office:value-type="currency" office:currency="EUR" office:value="5643.928032">
            <text:p>5 643,93 €</text:p>
          </table:table-cell>
          <table:table-cell office:value-type="string">
            <text:p>€</text:p>
          </table:table-cell>
          <table:table-cell office:value-type="string">
            <text:p>en Brut patronal</text:p>
          </table:table-cell>
          <table:table-cell/>
        </table:table-row>
        <table:table-row table:style-name="ro2" table:number-rows-repeated="1048532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3">03/06/2023</text:date>, <text:time>11:0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6T11:39:56.646000000</meta:creation-date>
    <dc:date>2023-06-03T11:04:11.27</dc:date>
    <meta:editing-duration>PT4H37M5S</meta:editing-duration>
    <meta:editing-cycles>8</meta:editing-cycles>
    <meta:generator>OpenOffice/4.1.13$Win32 OpenOffice.org_project/4113m1$Build-9810</meta:generator>
    <dc:creator>Robin Fligitter</dc:creator>
    <meta:document-statistic meta:table-count="1" meta:cell-count="232" meta:object-count="0"/>
  </office:meta>
</office:document-meta>
</file>